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19325d" officeooo:paragraph-rsid="0019325d" style:font-size-asian="13pt" style:font-size-complex="13pt"/>
    </style:style>
    <style:style style:name="P2" style:family="paragraph" style:parent-style-name="Standard">
      <style:text-properties fo:font-size="13pt" fo:font-weight="bold" officeooo:rsid="0019325d" officeooo:paragraph-rsid="0019325d" style:font-size-asian="13pt" style:font-weight-asian="bold" style:font-size-complex="13pt" style:font-weight-complex="bold"/>
    </style:style>
    <style:style style:name="P3" style:family="paragraph" style:parent-style-name="Standard">
      <style:text-properties fo:font-size="13pt" fo:font-weight="normal" officeooo:rsid="0019bbb3" officeooo:paragraph-rsid="0019bbb3" style:font-size-asian="13pt" style:font-weight-asian="normal" style:font-size-complex="13pt" style:font-weight-complex="normal"/>
    </style:style>
    <style:style style:name="P4" style:family="paragraph" style:parent-style-name="Standard">
      <style:text-properties fo:font-size="13pt" fo:font-weight="normal" officeooo:rsid="001a3ad5" officeooo:paragraph-rsid="001a3ad5"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officeooo:rsid="001a3ad5" officeooo:paragraph-rsid="001e42f2"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1e42f2" officeooo:paragraph-rsid="001e42f2"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edbc" officeooo:paragraph-rsid="0020812c"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style="normal" fo:font-weight="normal" officeooo:rsid="0021edbc" officeooo:paragraph-rsid="0020812c"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fo:font-weight="normal" officeooo:rsid="0021edbc" officeooo:paragraph-rsid="0021edbc" style:font-size-asian="13pt" style:font-style-asian="normal" style:font-weight-asian="normal" style:font-size-complex="13pt" style:font-style-complex="normal" style:font-weight-complex="normal"/>
    </style:style>
    <style:style style:name="P10" style:family="paragraph" style:parent-style-name="Standard">
      <style:text-properties fo:font-size="17pt" officeooo:rsid="0019325d" officeooo:paragraph-rsid="0019325d" style:font-size-asian="13pt" style:font-size-complex="13pt"/>
    </style:style>
    <style:style style:name="P11" style:family="paragraph" style:parent-style-name="Standard">
      <style:paragraph-properties fo:text-align="justify" style:justify-single-word="false"/>
      <style:text-properties fo:font-size="13pt" fo:font-style="normal" fo:font-weight="normal" officeooo:rsid="0020812c" officeooo:paragraph-rsid="001e42f2"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fo:font-size="13pt" fo:font-style="normal" fo:font-weight="normal" officeooo:rsid="0020812c" officeooo:paragraph-rsid="002fd8a0"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fo:font-size="13pt" fo:font-weight="normal" officeooo:rsid="001a3ad5" officeooo:paragraph-rsid="001e42f2" style:font-size-asian="13pt" style:font-weight-asian="normal" style:font-size-complex="13pt" style:font-weight-complex="normal"/>
    </style:style>
    <style:style style:name="P14" style:family="paragraph" style:parent-style-name="Standard">
      <style:text-properties fo:font-size="13pt" fo:font-style="italic" fo:font-weight="normal" officeooo:rsid="0019bbb3" officeooo:paragraph-rsid="002c4fff" style:font-size-asian="13pt" style:font-style-asian="italic" style:font-weight-asian="normal" style:font-size-complex="13pt" style:font-style-complex="italic" style:font-weight-complex="normal"/>
    </style:style>
    <style:style style:name="P15" style:family="paragraph" style:parent-style-name="Standard">
      <style:text-properties officeooo:paragraph-rsid="002db5d2"/>
    </style:style>
    <style:style style:name="T1" style:family="text">
      <style:text-properties officeooo:rsid="0019bbb3"/>
    </style:style>
    <style:style style:name="T2" style:family="text">
      <style:text-properties fo:font-size="13pt" fo:font-style="italic" fo:font-weight="bold" officeooo:rsid="001a3ad5" style:font-size-asian="13pt" style:font-style-asian="italic" style:font-weight-asian="bold" style:font-size-complex="13pt" style:font-style-complex="italic" style:font-weight-complex="bold"/>
    </style:style>
    <style:style style:name="T3" style:family="text">
      <style:text-properties fo:font-style="italic" officeooo:rsid="0031730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317306" style:font-style-asian="normal" style:font-style-complex="normal"/>
    </style:style>
    <style:style style:name="T6" style:family="text">
      <style:text-properties fo:font-size="21pt" fo:font-style="italic" fo:font-weight="bold" officeooo:rsid="0019325d" style:font-size-asian="13pt" style:font-style-asian="italic" style:font-weight-asian="bold" style:font-size-complex="13pt" style:font-style-complex="italic" style:font-weight-complex="bold"/>
    </style:style>
    <style:style style:name="T7" style:family="text">
      <style:text-properties officeooo:rsid="002c4fff"/>
    </style:style>
    <style:style style:name="T8" style:family="text">
      <style:text-properties officeooo:rsid="002ee937"/>
    </style:style>
    <style:style style:name="T9" style:family="text">
      <style:text-properties officeooo:rsid="002fd8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ji Iman Baskoro</text:p>
      <text:p text:style-name="P1">171111023</text:p>
      <text:p text:style-name="P1">Bahasa Indonesia</text:p>
      <text:p text:style-name="P1"/>
      <text:p text:style-name="P10">"Metodologi dan Proses Penelitian <text:span text:style-name="T7">Campuran</text:span>"</text:p>
      <text:p text:style-name="P1"/>
      <text:p text:style-name="P1">Artikel yang saya gunakan <text:span text:style-name="T1">di tugas ini</text:span> : </text:p>
      <text:p text:style-name="P15"><text:span text:style-name="T6">ANALYSIS ON STUDENTS PERFORMANCE USING NAÏVE BAYES CLASSIFIER </text:span><text:span text:style-name="T2">[Journal of Theoretical and Applied Information Technology 31st August 2017. Vol.95. No.16 © 2005 - Ongoing JATIT &amp; LLS. E-ISSN: 1817-3195.]</text:span></text:p>
      <text:p text:style-name="P2"/>
      <text:p text:style-name="P3">Penulis :</text:p>
      <text:p text:style-name="P3">MOKHAIRI MAKHTAR, HASNAH NAWANG, SYADIAH NOR WAN SHAMSUDDIN</text:p>
      <text:p text:style-name="P14">Lecturer, Department of Informatics and Computing, University of Sultan Zainal Abidin,, Terengganu University of Sultan Zainal Abidin, Kuala Terengganu, Terengganu </text:p>
      <text:p text:style-name="P3"/>
      <text:p text:style-name="P4">Bab 1 – Pendahuluan dll :</text:p>
      <text:p text:style-name="P4"/>
      <text:p text:style-name="P5"><text:tab/><text:span text:style-name="T8">Pengkategorian atau klasifikasi sekelompok objek berdasarkan variabel tertentu sering kali menjadi sebuah masalah yang rumit, dikarenakan pengklasifikasian yang tidak sesuai ataupun penggunaan variabel yang salah justru akan memperumit pekerjaan. Pengkategorian sendiri perlu dilakukan agar kita dapat mengevaluasi dampak dari sebuah kejadian atau peristiwa terhadap sekelompok objek yang lain. Masalah pengklasifikasian ini seringkali ditemukan di kehidupan sehari-hari mulai dari bidang pertanian, transportasi dan industri. </text:span></text:p>
      <text:p text:style-name="P5"/>
      <text:p text:style-name="P5"><text:tab/><text:span text:style-name="T9">Pengklasifikasian juga dapat diterapkan dalam bidang pendidikan. Pengklasifikasian secara sederhana telah diterapkan dengan konsep “kelas” yang ada di sebuah sekolah, kelas tersebut merepresentasikan tingkatan pendidikan yang telah dienyam oleh seorang murid. Dengan pengelompokkan murid sesuai dengan kelasnya pengajar dapat memberikan pembelajaran yang sesuai dengan tahapan belajar dari murid tersebut.</text:span></text:p>
      <text:p text:style-name="P5"/>
      <text:p text:style-name="P6">Bab 2 – Permasalahan dan pembahasan :</text:p>
      <text:p text:style-name="P11"/>
      <text:p text:style-name="P12"><text:tab/><text:span text:style-name="T9">Namun, pengklasifikasian berdasarkan jenjang pembelajaran sering kali masih belum maksimal dikarenakan batasan – batasan klasifikasi yang masih terlalu luas. Sehingga pembelajaran yang telah dilakukan terkadang terkesan memaksakan dan tidak tepat sasaran. Oleh karena itu dalam artikel ini akan diterapkan sebuah metode klasifikasi yang spesifik dipadukan dengan data kualitatif dari hasil survei siswa dan hasil nilai di beberapa mata pelajaran. Pengolahan data yang sudah mengalami pengklasifikasian akan mempermudah proses pembelajaran dan mendekati target yang sudah ditentukan </text:span></text:p>
      <text:p text:style-name="P12"/>
      <text:p text:style-name="P12">Kesimpulan :</text:p>
      <text:p text:style-name="P8"><text:tab/></text:p>
      <text:p text:style-name="P7"><text:span text:style-name="T4"><text:tab/></text:span><text:span text:style-name="T5">Dalam penelitian ini dapat disimpulkan ada beberapa mata pelajaran yang disebut </text:span><text:span text:style-name="T3">core </text:span><text:span text:style-name="T5">apabila mendapatkan nilai yang bagus maka akan berdampak terhadap nilai </text:span><text:soft-page-break/><text:span text:style-name="T5">keseluruhan dari siswa tersebut. Jadi kedekatan antar satu mata pelajaran, kelas dan jurusan dapat mempengaruhi nilai keseluruhan dari seorang siswa. Kedepannya dalam penerapan metode naive bayes diperlukan variabel dan parameter tambahan agar outuput yang diberikan dapat lebih akurat dan spesifik lagi.</text:span></text:p>
      <text:p text:style-name="P9"/>
      <text:p text:style-name="P9">#AkhirnyaNgerj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0:47:34.258126479</meta:creation-date>
    <dc:date>2020-01-05T00:20:39.927090428</dc:date>
    <meta:editing-duration>PT30M1S</meta:editing-duration>
    <meta:editing-cycles>3</meta:editing-cycles>
    <meta:generator>LibreOffice/6.2.5.2$Linux_X86_64 LibreOffice_project/1ec314fa52f458adc18c4f025c545a4e8b22c159</meta:generator>
    <meta:document-statistic meta:table-count="0" meta:image-count="0" meta:object-count="0" meta:page-count="2" meta:paragraph-count="18" meta:word-count="341" meta:character-count="2632" meta:non-whitespace-character-count="2296"/>
  </office:meta>
</office:document-meta>
</file>